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3"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cm" fo:margin-right="0cm" fo:text-indent="0cm" style:auto-text-indent="false"/>
    </style:style>
    <style:style style:name="P91" style:family="paragraph" style:parent-style-name="Standard">
      <style:paragraph-properties fo:margin-left="0.635cm" fo:margin-right="0cm" fo:text-indent="0.635cm" style:auto-text-indent="false"/>
    </style:style>
    <style:style style:name="P92" style:family="paragraph" style:parent-style-name="Standard">
      <style:paragraph-properties fo:margin-left="1.02cm" fo:margin-right="0cm" fo:text-indent="0cm" style:auto-text-indent="false"/>
    </style:style>
    <style:style style:name="P93" style:family="paragraph" style:parent-style-name="Standard">
      <style:paragraph-properties fo:margin-left="0cm" fo:margin-right="0cm" fo:text-indent="1.27cm" style:auto-text-indent="false"/>
    </style:style>
    <style:style style:name="P94" style:family="paragraph" style:parent-style-name="Standard">
      <style:paragraph-properties fo:margin-left="1.27cm" fo:margin-right="0cm" fo:text-indent="0cm" style:auto-text-indent="false"/>
      <style:text-properties fo:font-style="italic" style:font-style-asian="italic" style:font-style-complex="italic"/>
    </style:style>
    <style:style style:name="P95" style:family="paragraph" style:parent-style-name="Standard">
      <style:paragraph-properties fo:margin-left="0cm" fo:margin-right="0cm" fo:text-indent="1.27cm" style:auto-text-indent="false"/>
      <style:text-properties fo:font-style="italic" style:font-style-asian="italic" style:font-style-complex="italic"/>
    </style:style>
    <style:style style:name="P96" style:family="paragraph" style:parent-style-name="Standard">
      <style:paragraph-properties fo:margin-left="0cm" fo:margin-right="0cm" fo:text-indent="0cm" style:auto-text-indent="false"/>
      <style:text-properties fo:font-style="normal" style:font-style-asian="normal" style:font-style-complex="normal"/>
    </style:style>
    <style:style style:name="P97" style:family="paragraph" style:parent-style-name="Standard" style:list-style-name="WW8Num5">
      <style:paragraph-properties fo:margin-left="0cm" fo:margin-right="0cm" fo:text-indent="0cm" style:auto-text-indent="false"/>
    </style:style>
    <style:style style:name="P98" style:family="paragraph" style:parent-style-name="Standard" style:list-style-name="L5">
      <style:paragraph-properties fo:margin-left="0cm" fo:margin-right="0cm" fo:text-indent="0cm" style:auto-text-indent="false"/>
    </style:style>
    <style:style style:name="P99" style:family="paragraph" style:parent-style-name="Standard">
      <style:paragraph-properties fo:margin-left="1.27cm" fo:margin-right="0cm" fo:text-indent="0cm" style:auto-text-indent="false"/>
    </style:style>
    <style:style style:name="P100"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1" style:family="paragraph" style:parent-style-name="Standard" style:list-style-name="WW8Num28">
      <style:paragraph-properties fo:margin-left="0cm" fo:margin-right="0cm" fo:text-indent="0cm" style:auto-text-indent="false"/>
    </style:style>
    <style:style style:name="P102" style:family="paragraph" style:parent-style-name="Standard">
      <style:paragraph-properties fo:margin-left="1.02cm" fo:margin-right="0cm" fo:text-indent="0cm"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cm" fo:margin-right="0cm" fo:text-indent="0cm" style:auto-text-indent="false"/>
    </style:style>
    <style:style style:name="P105" style:family="paragraph" style:parent-style-name="Standard" style:list-style-name="WW8Num1">
      <style:paragraph-properties fo:margin-left="1.27cm" fo:margin-right="0cm" fo:text-indent="0cm" style:auto-text-indent="false"/>
    </style:style>
    <style:style style:name="P106" style:family="paragraph" style:parent-style-name="Standard" style:list-style-name="WW8Num9">
      <style:paragraph-properties fo:margin-left="0cm" fo:margin-right="0cm" fo:text-indent="0cm"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1.27cm" fo:margin-right="0cm" fo:text-align="start" style:justify-single-word="false" fo:text-indent="0cm" style:auto-text-indent="false"/>
    </style:style>
    <style:style style:name="P113" style:family="paragraph" style:parent-style-name="Standard">
      <style:paragraph-properties fo:margin-left="1.27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644cm" fo:margin-right="0cm" fo:text-indent="0cm" style:auto-text-indent="false">
        <style:tab-stops>
          <style:tab-stop style:position="-0.048cm"/>
        </style:tab-stops>
      </style:paragraph-properties>
    </style:style>
    <style:style style:name="P116" style:family="paragraph" style:parent-style-name="Standard" style:list-style-name="WW8Num10">
      <style:paragraph-properties fo:margin-left="0cm" fo:margin-right="0cm" fo:text-indent="0cm" style:auto-text-indent="false"/>
    </style:style>
    <style:style style:name="P117"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cm" fo:margin-right="0cm" fo:text-indent="0cm"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cm" fo:margin-right="0cm" fo:text-indent="0cm" style:auto-text-indent="false"/>
      <style:text-properties fo:language="en" fo:country="US"/>
    </style:style>
    <style:style style:name="P125" style:family="paragraph" style:parent-style-name="Standard">
      <style:paragraph-properties fo:margin-left="0cm" fo:margin-right="0cm" fo:text-indent="0cm" style:auto-text-indent="false"/>
      <style:text-properties fo:language="en" fo:country="US"/>
    </style:style>
    <style:style style:name="P126" style:family="paragraph" style:parent-style-name="Standard" style:list-style-name="WW8Num20">
      <style:paragraph-properties fo:margin-left="0cm" fo:margin-right="0cm" fo:text-indent="0cm" style:auto-text-indent="false"/>
    </style:style>
    <style:style style:name="P127" style:family="paragraph" style:parent-style-name="Standard">
      <style:paragraph-properties fo:margin-left="1.27cm" fo:margin-right="0cm" fo:text-indent="0cm" style:auto-text-indent="false" fo:break-before="page"/>
    </style:style>
    <style:style style:name="P128" style:family="paragraph" style:parent-style-name="Standard">
      <style:paragraph-properties fo:margin-left="0.635cm" fo:margin-right="0cm" fo:text-indent="0cm"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cm" fo:margin-right="0cm" fo:text-indent="0cm" style:auto-text-indent="false"/>
    </style:style>
    <style:style style:name="P131" style:family="paragraph" style:parent-style-name="Standard">
      <style:paragraph-properties fo:margin-left="0cm" fo:margin-right="0cm" fo:text-indent="0cm" style:auto-text-indent="false" fo:break-before="page"/>
    </style:style>
    <style:style style:name="P132" style:family="paragraph" style:parent-style-name="Heading_20_3">
      <style:paragraph-properties fo:margin-left="0cm" fo:margin-right="0cm" fo:text-indent="0cm" style:auto-text-indent="false"/>
      <style:text-properties fo:language="en" fo:country="US"/>
    </style:style>
    <style:style style:name="P133"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4" style:family="paragraph" style:parent-style-name="Standard" style:list-style-name="WW8Num30">
      <style:paragraph-properties fo:margin-left="0cm" fo:margin-right="0cm" fo:text-indent="0cm" style:auto-text-indent="false" fo:break-before="page"/>
    </style:style>
    <style:style style:name="P135" style:family="paragraph" style:parent-style-name="Standard">
      <style:paragraph-properties fo:margin-left="1.905cm" fo:margin-right="0cm" fo:text-indent="0cm" style:auto-text-indent="false" fo:break-before="page"/>
    </style:style>
    <style:style style:name="P136" style:family="paragraph" style:parent-style-name="Standard">
      <style:paragraph-properties fo:margin-left="1.905cm" fo:margin-right="0cm" fo:text-indent="0cm" style:auto-text-indent="false"/>
    </style:style>
    <style:style style:name="P137" style:family="paragraph" style:parent-style-name="Standard">
      <style:paragraph-properties fo:margin-left="1.905cm" fo:margin-right="0cm" fo:text-indent="0cm"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1.27cm" fo:margin-right="0cm" fo:text-indent="1.27cm"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cm" fo:margin-right="0cm" fo:text-indent="0cm"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cm" fo:margin-right="0cm" fo:text-indent="0cm" style:auto-text-indent="false"/>
      <style:text-properties fo:font-weight="normal" style:font-weight-asian="normal" style:font-weight-complex="normal"/>
    </style:style>
    <style:style style:name="P157"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cm" fo:margin-right="0cm" fo:text-indent="0cm" style:auto-text-indent="false"/>
      <style:text-properties style:font-name="Courier New1"/>
    </style:style>
    <style:style style:name="P173"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cm" fo:margin-right="0cm" fo:text-indent="0cm" style:auto-text-indent="false"/>
      <style:text-properties style:font-name="Courier New1"/>
    </style:style>
    <style:style style:name="P175" style:family="paragraph" style:parent-style-name="Standard">
      <style:paragraph-properties fo:margin-left="0cm" fo:margin-right="0cm" fo:text-indent="0cm" style:auto-text-indent="false"/>
      <style:text-properties fo:font-style="italic" style:font-style-asian="italic" style:font-style-complex="italic"/>
    </style:style>
    <style:style style:name="P176"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77"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cm" fo:margin-right="0cm" fo:text-indent="0cm" style:auto-text-indent="false"/>
      <style:text-properties style:text-underline-style="none"/>
    </style:style>
    <style:style style:name="P179"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cm" fo:margin-right="0cm" fo:text-indent="0cm" style:auto-text-indent="false" fo:break-before="page"/>
      <style:text-properties fo:language="en" fo:country="US"/>
    </style:style>
    <style:style style:name="P18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cm" fo:margin-right="0cm" fo:text-indent="0cm" style:auto-text-indent="false"/>
    </style:style>
    <style:style style:name="P186" style:family="paragraph" style:parent-style-name="Text_20_body">
      <style:paragraph-properties fo:margin-left="0cm" fo:margin-right="0cm" fo:text-indent="0cm" style:auto-text-indent="false"/>
      <style:text-properties fo:font-weight="bold" style:font-weight-asian="bold" style:font-weight-complex="bold"/>
    </style:style>
    <style:style style:name="P18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cm" fo:margin-right="0cm" fo:text-indent="0cm" style:auto-text-indent="false" fo:break-before="page"/>
    </style:style>
    <style:style style:name="P18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cm" fo:margin-right="0cm" fo:text-indent="0cm" style:auto-text-indent="false">
        <style:tab-stops/>
      </style:paragraph-properties>
    </style:style>
    <style:style style:name="P19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cm" fo:margin-right="0cm" fo:text-indent="0cm"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1cm" draw:visible-area-height="0.701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1cm" draw:visible-area-height="0.766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1cm" draw:visible-area-height="0.701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4cm" draw:visible-area-height="0.724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5cm" draw:visible-area-height="2.186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1cm" draw:visible-area-height="2.636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2cm" draw:visible-area-height="6.181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52"><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53"><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54"><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55"><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56"><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57"><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58"><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59"><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60"><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61"><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62"><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63"><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64"><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65"><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66"><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67"><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69"><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0"><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71"><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74"><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76"><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77"><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78"><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0"><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1"><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5"><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6"><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302"><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303"><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27"><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328"><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329"><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30"><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727cm" svg:height="0.727cm" draw:z-index="331"><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9.719cm" svg:height="5.51cm" draw:z-index="332"><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33"><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34"><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35"><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36"><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37"><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38"><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39"><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40"><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7.4.1.5.Formats|outline">7.4.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41"><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42"><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6.907cm" style:rel-width="40%" svg:height="5.068cm" style:rel-height="21%" draw:z-index="343"><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12.233cm" svg:height="6.622cm"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8.886cm" svg:height="6.055cm"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47"><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48"><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49"><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50"><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51"><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52"><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04"><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4"><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6"><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5"><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23"><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10"><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22"><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1"><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20"><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13"><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19"><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16"><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17"><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14"><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15"><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17.463cm" svg:height="7.303cm" svg:x="-0.635cm" svg:y="0.679cm"><text:p/></draw:rect><draw:frame draw:style-name="gr4" draw:text-style-name="P108" svg:width="6.351cm" svg:height="4.128cm" svg:x="1.905cm" svg:y="1.314cm"><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6.351cm" svg:height="4.128cm" svg:x="1.27cm" svg:y="1.949cm"><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6.351cm" svg:height="4.128cm" svg:x="0.635cm" svg:y="2.584cm"><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6.351cm" svg:height="4.128cm" svg:x="0cm" svg:y="3.219cm"><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8.256cm" svg:height="5.398cm" svg:x="8.573cm" svg:y="1.314cm"><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11"><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12"><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05"><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07"><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09"><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08"><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06"><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18"><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295"><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296"><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00"><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01"><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5.373cm" svg:height="2.05cm" draw:z-index="297"><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5.71cm" svg:height="2.028cm" draw:z-index="299"><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44"><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45"><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46"><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 0=mili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298"><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48"><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294"><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45"><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8.64cm" style:rel-width="50%" svg:height="8.207cm" style:rel-height="34%" draw:z-index="240"><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847cm" svg:height="0.847cm" draw:z-index="241"><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36"><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37"><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28"><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29"><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2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2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7.879cm" svg:height="5.801cm" draw:z-index="219"><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14"><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15"><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10"><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82"><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83"><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84"><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79"><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87"><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88"><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72"><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73"><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75"><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68"><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Sheet row nr field: </text:span>Specify a field name to include the sheet row number in the output of the step. The sheet row number is the actual row number in the Excel sheet.</text:p>
        </text:list-item>
        <text:list-item>
          <text:p text:style-name="P133"><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8.64cm" style:rel-width="50%" svg:height="5.553cm" style:rel-height="23%" draw:z-index="199"><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847cm" svg:height="0.847cm" draw:z-index="197"><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1"><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2"><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8"><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4"><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5"><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1"><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2"><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3"><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4"><draw:image xlink:href="Pictures/10000000000001E9000001B615E43AD7.png" xlink:type="simple" xlink:show="embed" xlink:actuate="onLoad"/></draw:frame> <draw:frame draw:style-name="fr2" draw:name="Graphic77" text:anchor-type="as-char" svg:width="5.66cm" svg:height="4.852cm" draw:z-index="155"><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1"><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5"><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9"><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42"><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43"><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44"><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8"><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8"><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9"><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6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61"><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7.4.1.5.1.Number formats|outline">7.4.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10.594cm" svg:height="7.44cm" draw:z-index="125"><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6"><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8.64cm" style:rel-width="50%" svg:height="5.898cm" style:rel-height="25%" draw:z-index="118"><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1"><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8.638cm" style:rel-width="49%" svg:height="4.808cm" style:rel-height="20%" draw:z-index="116"><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7"><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8.292cm" style:rel-width="47%" svg:height="4.424cm" style:rel-height="18%" draw:z-index="110"><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8.64cm" style:rel-width="50%" svg:height="5.898cm" style:rel-height="25%" draw:z-index="107"><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1"><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8.652cm" svg:height="2.752cm" draw:z-index="102"><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3"><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10.927cm" svg:height="5.794cm" draw:z-index="95"><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6"><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7.805cm" svg:height="2.699cm" draw:z-index="9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9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4.935cm" svg:width="8.638cm" style:rel-width="49%" svg:height="4.805cm" style:rel-height="20%" draw:z-index="6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8.638cm" style:rel-width="49%" svg:height="4.546cm" style:rel-height="19%" draw:z-index="6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6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7.341cm" svg:y1="10.137cm" svg:x2="7.886cm" svg:y2="11.273cm"><text:p/></draw:line><draw:line text:anchor-type="paragraph" draw:z-index="30" draw:style-name="gr7" draw:text-style-name="P194" svg:x1="2.886cm" svg:y1="3.912cm" svg:x2="1.741cm" svg:y2="11.167cm"><text:p/></draw:line><draw:line text:anchor-type="paragraph" draw:z-index="29" draw:style-name="gr7" draw:text-style-name="P194" svg:x1="9.645cm" svg:y1="6.459cm" svg:x2="13.862cm" svg:y2="11.273cm"><text:p/></draw:line><draw:frame draw:style-name="fr24" draw:name="Afbeeldingen72" text:anchor-type="as-char" svg:width="13.169cm" svg:height="10.07cm" draw:z-index="45"><draw:image xlink:href="Pictures/10000000000004B5000002E6441C7122.png" xlink:type="simple" xlink:show="embed" xlink:actuate="onLoad"/></draw:frame></text:p>
      <text:p text:style-name="P195"/>
      <text:p text:style-name="P27"/>
      <text:p text:style-name="P195"><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1"><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8-11T17:35:00.56">11/08/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25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66</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8-11T17:35:00.63">11/08/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66</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8-11T17:35:00.64">11/08/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47"><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66</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8-11T17:35:00</dc:date>
    <meta:print-date>2004-05-24T21:55:00</meta:print-date>
    <dc:language>en-US</dc:language>
    <meta:editing-cycles>186</meta:editing-cycles>
    <meta:editing-duration>P2DT7H59M18S</meta:editing-duration>
    <meta:user-defined meta:name="Info 1"/>
    <meta:user-defined meta:name="Info 2"/>
    <meta:user-defined meta:name="Info 3"/>
    <meta:user-defined meta:name="Info 4"/>
    <meta:document-statistic meta:table-count="35" meta:image-count="173" meta:object-count="24" meta:page-count="146" meta:paragraph-count="2840" meta:word-count="26529" meta:character-count="152540"/>
  </office:meta>
</office:document-meta>
</file>